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Heading_20_1"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penOffice.org – Egy irodai programcsomag Önnek</text:h>
      <text:p text:style-name="P1">Ha még nem hallott az Openoffice.org-ról a legnépszerűbb ingyenesen használható és terjeszthető irodai szoftvercsomagról itt az ideje, hogy megismerkedjen vele. Az OpenOffice.org a világ legnépszerűbb, szabad forráskódú irodai programcsomagja, amely kiváló társa lesz az Ön szövegszerkesztési, táblázatkezelési, bemutatókészítési, adatbázis-kezelési és rajzolási feladatinak elvégzésében. Annyi példányban telepítheti amennyire szüksége van, minden munkatársa, kollégája és barátja <text:s/>használhatja. Az ingyenes OpenOffice.org irodai programcsomag, a kor igényeinek megfelelő eszköz, amelynek működése nagymértékben hasonlít a piacon kapható olyan más alkalmazásokhoz, mint például a Microsoft Office vagy a Lotus SmartSuite, de azokkal ellentétben teljesen ingyenes és szabadon használható – bármilyen célra. A termék jellemzője a kiváló magyar nyelvi támogatás, amely a dokumentumok szerkesztése közben (helyesírás és elválasztás) és a segítségnyújtásban (részletes tippek és súgó) is megnyilvánul. Több tízmillió felhasználó használja világszerte az OpenOffice.org-ot nagy megelégedéssel, s mind a magánszféra, mind a vállalti szegmens nagyra értékeli az OpenOffice.org előnyeit. Az állami szegmensben is egyre népszerűbb ez az irodai alkalmazáscsomag, hiszen hónapról hónapra érkeznek hírek az Openoffice.org-ra átálló minisztériumokról, önkormányzatokról és egyéb állami szervekről. A már meglévő dokumentumok (néhány megkötéssel, amelyről a termék súgójában is olvashat) egyszerűen alakíthatóak át az új, XML alapú OpenDocument fájlformátumra, amely a legkorszerűbb, szabványos (ISO/IEC 26300) és kis méretű fájlformátum irodai programcsomagok számára. Ráadásul ezt a fájlformátumot az Európai Unió is ajánlja tagországai számára. Az XML alapú, OpenDocument fájlformátum lehetővé teszi Önnek az adatok szabad cseréjét más, ezt a fájlformátumot használó szoftvercsomagokkal. Az OASIS – amely az OpenDocument fejlesztői közössége – többek között olyan vezető informatikai vállalatok támogatását élvezi, mint a Sun Microsystems, a Novell és az IBM. Az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gel együttműködve. Tehát használja az OpenOffice.org-ot bármilyen célra – magán, oktatási, állami, kereskedelmi – ingyenesen és adja tovább családtagjainak, barátjainak, tanulóinak, kollégáinak – így elkerülhet minden irodai szoftver licenceléssel kapcsolatos problémát. Az OpenOffice.org technikai támogatása önkéntes, közösség alapú és nem garantált. Magyarországon garantált támogatást <text:s/>– ellenszolgáltatás fejében – az OpenOffice.org irodai programcsomag kereskedelmi változatához a StartOffice irodai programcsomaghoz kaphat.</text:p>
      <text:p text:style-name="P3">Azonban a most megismert lehetőségek még szélesebb skáláját nyújtja az OxygenOffice Professional. Az OxygenOffice Professional logikus továbbfejlesztése az OpenOffice.org irodai programcsomagnak, amely – a haza igényeknek megfelelően – további clipart képeket, magyar nyelvű sablonokat, ékezethelyes betűtípusokat valamint egy részletes tankönyvet is tartalmaz – az OpenOffice.org-gal megegyező terjesztési feltételek mellett – teljesen ingyen...</text:p>
      <text:p text:style-name="P3">További részleteket megtudhat az OpenOffice.org magyar honlapján:</text:p>
      <text:p text:style-name="P4"><text:a xlink:type="simple" xlink:href="http://hu.openoffice.org/"><text:span text:style-name="T1">http://hu.openoffice.org/</text:span></text:a></text:p>
      <text:p text:style-name="P3">Az OpenOffice.org irodai programcsomag kibővített változatát az OxygenOffice Professional honlapjáról töltheti le:</text:p>
      <text:p text:style-name="P4"><text:a xlink:type="simple" xlink:href="http://ooop.sf.net/"><text:span text:style-name="T1">http://ooop.sf.ne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fo:padding="0in" fo:border="none" style:shadow="none">
        <style:background-image/>
      </style:paragraph-properties>
      <style:text-properties style:use-window-font-color="true"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6-05-27T06:18:20</meta:creation-date>
    <dc:date>2007-05-15T12:34:12</dc:date>
    <dc:language>hu-HU</dc:language>
    <meta:editing-cycles>14</meta:editing-cycles>
    <meta:editing-duration>PT1H32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421" meta:character-count="3570"/>
  </office:meta>
</office:document-meta>
</file>